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C81BF024FB.png" manifest:media-type="image/png"/>
  <manifest:file-entry manifest:full-path="Pictures/10000201000001F4000001F47183DD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2.032cm" svg:x="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7.1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7.1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1.1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3.1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3" draw:text-style-name="P2" draw:layer="layout" svg:width="3.226cm" svg:height="1.258cm" svg:x="3.42cm" svg:y="2.13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93cm" svg:height="1.258cm" svg:x="9.42cm" svg:y="2.13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59cm" svg:height="1.258cm" svg:x="3.42cm" svg:y="4.1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93cm" svg:height="1.258cm" svg:x="11.42cm" svg:y="4.1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458cm" svg:height="1.258cm" svg:x="5.32cm" svg:y="6.13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23cm" svg:height="1.258cm" svg:x="3.32cm" svg:y="8.13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92cm" svg:height="1.258cm" svg:x="9.32cm" svg:y="8.13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92cm" svg:height="1.258cm" svg:x="13.32cm" svg:y="8.13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.425cm" svg:height="1.258cm" svg:x="3.32cm" svg:y="10.13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91cm" svg:height="1.258cm" svg:x="3.32cm" svg:y="12.13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23cm" svg:height="1.258cm" svg:x="11.32cm" svg:y="12.13cm">
          <text:p text:style-name="P2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22.0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2.0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6.0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8.0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4" draw:text-style-name="P2" draw:layer="layout" svg:width="1.392cm" svg:height="3.259cm" svg:x="18.22cm" svg:y="2.13cm">
          <text:p text:style-name="P2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18.22cm" svg:y="8.13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11.293cm" svg:x="20.22cm" svg:y="2.13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2.22cm" svg:y="4.13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2.22cm" svg:y="10.13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1.258cm" svg:x="24.22cm" svg:y="2.13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24.22cm" svg:y="6.13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26.22cm" svg:y="2.13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6.22cm" svg:y="10.13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11.293cm" svg:x="28.22cm" svg:y="2.13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7.9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7.121cm" svg:y="17.9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7.121cm" svg:y="23.9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1.121cm" svg:y="23.9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19.9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3.121cm" svg:y="21.9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27.9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83cm" svg:height="2.026cm" svg:x="3.134cm" svg:y="17.916cm">
          <draw:image xlink:href="Pictures/10000201000000C8000000C81BF024FB.png" xlink:type="simple" xlink:show="embed" xlink:actuate="onLoad">
            <text:p/>
          </draw:image>
        </draw:frame>
        <draw:custom-shape draw:style-name="gr3" draw:text-style-name="P2" xml:id="id1" draw:id="id1" draw:layer="layout" svg:width="1.749cm" svg:height="1.66cm" svg:x="18.304cm" svg:y="17.93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" draw:id="id2" draw:layer="layout" svg:width="1.749cm" svg:height="1.66cm" svg:x="28.004cm" svg:y="17.935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18.764cm" svg:x2="28.004cm" svg:y2="18.765cm" draw:start-shape="id1" draw:start-glue-point="10" draw:end-shape="id2" draw:end-glue-point="6" svg:d="M20053 18764l7951 1" svg:viewBox="0 0 7952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01T09:47:27.786109699</meta:creation-date>
    <dc:date>2016-06-01T13:03:14.890578557</dc:date>
    <dc:creator>elucterio </dc:creator>
    <meta:editing-duration>PT2H45M20S</meta:editing-duration>
    <meta:editing-cycles>23</meta:editing-cycles>
    <meta:generator>LibreOffice/4.2.8.2$Linux_X86_64 LibreOffice_project/420m0$Build-2</meta:generator>
    <meta:document-statistic meta:object-count="151"/>
  </office:meta>
</office:document-meta>
</file>